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2.826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3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" style:family="table-cell" style:parent-style-name="Default" style:data-style-name="N156">
      <style:table-cell-properties style:rotation-align="none"/>
    </style:style>
    <style:style style:name="ce5" style:family="table-cell" style:parent-style-name="Default" style:data-style-name="N155">
      <style:table-cell-properties style:rotation-align="none"/>
    </style:style>
    <style:style style:name="ce6" style:family="table-cell" style:parent-style-name="Default" style:data-style-name="N158">
      <style:table-cell-properties style:rotation-align="none"/>
    </style:style>
    <style:style style:name="ce15" style:family="table-cell" style:parent-style-name="Default">
      <style:table-cell-properties fo:border-bottom="none" fo:border-left="0.74pt groove #000000" fo:border-right="none" fo:border-top="0.74pt groove #000000"/>
    </style:style>
    <style:style style:name="ce16" style:family="table-cell" style:parent-style-name="Default">
      <style:table-cell-properties fo:border-bottom="none" fo:border-left="0.74pt groove #000000" fo:border-right="none" fo:border-top="none"/>
      <style:text-properties fo:color="#0563c1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none" fo:border-left="0.74pt groove #000000" fo:border-right="none" fo:border-top="none"/>
    </style:style>
    <style:style style:name="ce18" style:family="table-cell" style:parent-style-name="Default" style:data-style-name="N0">
      <style:table-cell-properties fo:border-bottom="none" fo:border-left="0.74pt groove #000000" fo:border-right="none" style:rotation-align="none" fo:border-top="none"/>
    </style:style>
    <style:style style:name="ce19" style:family="table-cell" style:parent-style-name="Default">
      <style:table-cell-properties fo:border-bottom="0.74pt groove #000000" fo:border-left="0.74pt groove #000000" fo:border-right="none" fo:border-top="none"/>
    </style:style>
    <style:style style:name="ce20" style:family="table-cell" style:parent-style-name="Default">
      <style:table-cell-properties fo:border-bottom="none" fo:border-left="none" fo:border-right="0.74pt groove #000000" fo:border-top="0.74pt groove #000000"/>
    </style:style>
    <style:style style:name="ce21" style:family="table-cell" style:parent-style-name="Default" style:data-style-name="N158">
      <style:table-cell-properties fo:border-bottom="none" fo:border-left="none" fo:border-right="0.74pt groove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8">
      <style:table-cell-properties fo:border-bottom="none" fo:border-left="none" fo:border-right="0.74pt groove #000000" style:rotation-align="none" fo:border-top="none"/>
    </style:style>
    <style:style style:name="ce23" style:family="table-cell" style:parent-style-name="Default" style:data-style-name="N158">
      <style:table-cell-properties fo:border-bottom="0.74pt groove #000000" fo:border-left="none" fo:border-right="0.74pt groove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/>
          <table:table-cell table:style-name="ce1" office:value-type="string" calcext:value-type="string">
            <text:p>DojoBoy Console</text:p>
          </table:table-cell>
          <table:table-cell table:number-columns-repeated="4"/>
          <table:table-cell office:value-type="string" calcext:value-type="string">
            <text:p>TOTAL Piece Lot</text:p>
          </table:table-cell>
          <table:table-cell table:style-name="ce15"/>
          <table:table-cell table:style-name="ce20" office:value-type="string" calcext:value-type="string">
            <text:p>TOTAL</text:p>
          </table:table-cell>
          <table:table-cell table:style-name="ce15"/>
          <table:table-cell table:style-name="ce20" office:value-type="string" calcext:value-type="string">
            <text:p>TOTAL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6" table:formula="of:=SUM([.G4:.G23])" office:value-type="currency" office:currency="EUR" office:value="111.15" calcext:value-type="currency">
            <text:p>111,15 € </text:p>
          </table:table-cell>
          <table:table-cell table:style-name="ce16" office:value-type="string" calcext:value-type="string">
            <text:p>DojoBoy Model A</text:p>
          </table:table-cell>
          <table:table-cell table:style-name="ce21" table:formula="of:=SUM([.I5:.I23])" office:value-type="currency" office:currency="EUR" office:value="22.7884" calcext:value-type="currency">
            <text:p>22,79 € </text:p>
          </table:table-cell>
          <table:table-cell table:style-name="ce16" office:value-type="string" calcext:value-type="string">
            <text:p>DojoBoy Model A</text:p>
          </table:table-cell>
          <table:table-cell table:style-name="ce21" table:formula="of:=SUM([.K5:.K23])" office:value-type="currency" office:currency="EUR" office:value="22.7884" calcext:value-type="currency">
            <text:p>22,79 € 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Lot/Qut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Livraison</text:p>
          </table:table-cell>
          <table:table-cell office:value-type="string" calcext:value-type="string">
            <text:p>Total</text:p>
          </table:table-cell>
          <table:table-cell table:style-name="ce17" office:value-type="string" calcext:value-type="string">
            <text:p>Qut</text:p>
          </table:table-cell>
          <table:table-cell table:style-name="ce22" office:value-type="string" calcext:value-type="string">
            <text:p>Prix/console</text:p>
          </table:table-cell>
          <table:table-cell table:style-name="ce17" office:value-type="string" calcext:value-type="string">
            <text:p>Qut</text:p>
          </table:table-cell>
          <table:table-cell table:style-name="ce22" office:value-type="string" calcext:value-type="string">
            <text:p>Prix/console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LCD TFT 1.8 ST7735 160x128</text:p>
          </table:table-cell>
          <table:table-cell table:style-name="ce2" office:value-type="string" calcext:value-type="string">
            <text:p><text:a xlink:href="https://fr.aliexpress.com/item/32947890530.html?spm=a2g0o.productlist.main.7.61775ca0mSKXTk&amp;algo_pvid=5d42d154-5185-45b8-ab78-f4d07c39aeb8&amp;algo_exp_id=5d42d154-5185-45b8-ab78-f4d07c39aeb8-3&amp;pdp_npi=4%40dis%21EUR%211.97%211.97%21%21%212.06%21%21%402101f49916940842608562558ea031%2110000014941611705%21sea%21BE%21134803207%21S&amp;curPageLogUid=ahfvNTeqsKwS" xlink:type="simple">Lien</text:a></text:p>
          </table:table-cell>
          <table:table-cell office:value-type="float" office:value="4" calcext:value-type="float">
            <text:p>4</text:p>
          </table:table-cell>
          <table:table-cell table:style-name="ce4" table:formula="of:=4*1.97" office:value-type="currency" office:currency="EUR" office:value="7.88" calcext:value-type="currency">
            <text:p>7,88 €</text:p>
          </table:table-cell>
          <table:table-cell table:style-name="ce4" office:value-type="currency" office:currency="EUR" office:value="1.57" calcext:value-type="currency">
            <text:p>1,57 €</text:p>
          </table:table-cell>
          <table:table-cell table:style-name="ce6" table:formula="of:=[.E4]+[.F4]" office:value-type="currency" office:currency="EUR" office:value="9.45" calcext:value-type="currency">
            <text:p>9,45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4]/[.D4])*[.H4]" office:value-type="currency" office:currency="EUR" office:value="2.3625" calcext:value-type="currency">
            <text:p>2,36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4]/[.D4])*[.J4]" office:value-type="currency" office:currency="EUR" office:value="2.3625" calcext:value-type="currency">
            <text:p>2,36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LCD IPS 1.54x1.54 ST7789 240x240</text:p>
          </table:table-cell>
          <table:table-cell table:style-name="ce2" office:value-type="string" calcext:value-type="string">
            <text:p><text:a xlink:href="https://fr.aliexpress.com/item/1005005556914555.html?spm=a2g0o.order_list.order_list_main.81.16ed5e5bW0YxRj&amp;gatewayAdapt=glo2fra" xlink:type="simple">Lien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currency" office:currency="EUR" office:value="2.62" calcext:value-type="currency">
            <text:p>2,62 €</text:p>
          </table:table-cell>
          <table:table-cell table:style-name="ce4" office:value-type="currency" office:currency="EUR" office:value="1.45" calcext:value-type="currency">
            <text:p>1,45 €</text:p>
          </table:table-cell>
          <table:table-cell table:style-name="ce6" table:formula="of:=[.E5]+[.F5]" office:value-type="currency" office:currency="EUR" office:value="4.07" calcext:value-type="currency">
            <text:p>4,07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5]/[.D5])*[.H5]" office:value-type="currency" office:currency="EUR" office:value="0" calcext:value-type="currency">
            <text:p>0,00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5]/[.D5])*[.J5]" office:value-type="currency" office:currency="EUR" office:value="0" calcext:value-type="currency">
            <text:p>0,00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PI Pico W</text:p>
          </table:table-cell>
          <table:table-cell table:style-name="ce2" office:value-type="string" calcext:value-type="string">
            <text:p><text:a xlink:href="https://www.kiwi-electronics.com/nl/raspberry-pi-boards-behuizingen-uitbreidingen-en-accessoires-59/raspberry-pi-pico-w-10938" xlink:type="simple">Lien</text:a>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7.95" calcext:value-type="currency">
            <text:p>7,95 €</text:p>
          </table:table-cell>
          <table:table-cell table:style-name="ce4" office:value-type="currency" office:currency="EUR" office:value="5.5" calcext:value-type="currency">
            <text:p>5,50 €</text:p>
          </table:table-cell>
          <table:table-cell table:style-name="ce6" table:formula="of:=[.E6]+[.F6]" office:value-type="currency" office:currency="EUR" office:value="13.45" calcext:value-type="currency">
            <text:p>13,45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6]/[.D6])*[.H6]" office:value-type="currency" office:currency="EUR" office:value="0" calcext:value-type="currency">
            <text:p>0,00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6]/[.D6])*[.J6]" office:value-type="currency" office:currency="EUR" office:value="0" calcext:value-type="currency">
            <text:p>0,00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RPI Pico</text:p>
          </table:table-cell>
          <table:table-cell table:style-name="ce2" office:value-type="string" calcext:value-type="string">
            <text:p><text:a xlink:href="https://www.kiwi-electronics.com/nl/raspberry-pi-boards-behuizingen-uitbreidingen-en-accessoires-59/raspberry-pi-pico-10494" xlink:type="simple">Lien</text:a>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3.95" calcext:value-type="currency">
            <text:p>3,95 €</text:p>
          </table:table-cell>
          <table:table-cell table:style-name="ce4" office:value-type="currency" office:currency="EUR" office:value="5.5" calcext:value-type="currency">
            <text:p>5,50 €</text:p>
          </table:table-cell>
          <table:table-cell table:style-name="ce6" table:formula="of:=[.E7]+[.F7]" office:value-type="currency" office:currency="EUR" office:value="9.45" calcext:value-type="currency">
            <text:p>9,45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7]/[.D7])*[.H7]" office:value-type="currency" office:currency="EUR" office:value="0" calcext:value-type="currency">
            <text:p>0,00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7]/[.D7])*[.J7]" office:value-type="currency" office:currency="EUR" office:value="0" calcext:value-type="currency">
            <text:p>0,00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Clone RPI Pico (16MB)</text:p>
          </table:table-cell>
          <table:table-cell table:style-name="ce2" office:value-type="string" calcext:value-type="string">
            <text:p><text:a xlink:href="https://fr.aliexpress.com/item/1005005495966620.html?spm=a2g0o.cart.0.0.146d378dTIiHKz&amp;mp=1&amp;gatewayAdapt=glo2fra" xlink:type="simple">Lien</text:a>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2.14" calcext:value-type="currency">
            <text:p>2,14 €</text:p>
          </table:table-cell>
          <table:table-cell table:style-name="ce4" office:value-type="currency" office:currency="EUR" office:value="1.28" calcext:value-type="currency">
            <text:p>1,28 €</text:p>
          </table:table-cell>
          <table:table-cell table:style-name="ce6" table:formula="of:=[.E8]+[.F8]" office:value-type="currency" office:currency="EUR" office:value="3.42" calcext:value-type="currency">
            <text:p>3,42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8]/[.D8])*[.H8]" office:value-type="currency" office:currency="EUR" office:value="3.42" calcext:value-type="currency">
            <text:p>3,42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8]/[.D8])*[.J8]" office:value-type="currency" office:currency="EUR" office:value="3.42" calcext:value-type="currency">
            <text:p>3,42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Switch 6x6x7.5</text:p>
          </table:table-cell>
          <table:table-cell table:style-name="ce2" office:value-type="string" calcext:value-type="string">
            <text:p><text:a xlink:href="https://fr.aliexpress.com/item/1005001629177989.html?spm=a2g0o.order_list.order_list_main.45.16ed5e5bW0YxRj&amp;gatewayAdapt=glo2fra" xlink:type="simple">Lien</text:a></text:p>
          </table:table-cell>
          <table:table-cell office:value-type="float" office:value="100" calcext:value-type="float">
            <text:p>100</text:p>
          </table:table-cell>
          <table:table-cell table:style-name="ce4" office:value-type="currency" office:currency="EUR" office:value="0.87" calcext:value-type="currency">
            <text:p>0,87 €</text:p>
          </table:table-cell>
          <table:table-cell table:style-name="ce4" office:value-type="currency" office:currency="EUR" office:value="2.19" calcext:value-type="currency">
            <text:p>2,19 €</text:p>
          </table:table-cell>
          <table:table-cell table:style-name="ce6" table:formula="of:=[.E9]+[.F9]" office:value-type="currency" office:currency="EUR" office:value="3.06" calcext:value-type="currency">
            <text:p>3,06 € </text:p>
          </table:table-cell>
          <table:table-cell table:style-name="ce17" office:value-type="float" office:value="8" calcext:value-type="float">
            <text:p>8</text:p>
          </table:table-cell>
          <table:table-cell table:style-name="ce22" table:formula="of:=([.G9]/[.D9])*[.H9]" office:value-type="currency" office:currency="EUR" office:value="0.2448" calcext:value-type="currency">
            <text:p>0,24 € </text:p>
          </table:table-cell>
          <table:table-cell table:style-name="ce17" office:value-type="float" office:value="8" calcext:value-type="float">
            <text:p>8</text:p>
          </table:table-cell>
          <table:table-cell table:style-name="ce22" table:formula="of:=([.G9]/[.D9])*[.J9]" office:value-type="currency" office:currency="EUR" office:value="0.2448" calcext:value-type="currency">
            <text:p>0,24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Universal PCB 4x6cm</text:p>
          </table:table-cell>
          <table:table-cell table:style-name="ce2" office:value-type="string" calcext:value-type="string">
            <text:p><text:a xlink:href="https://fr.aliexpress.com/item/1005001292089657.html?spm=a2g0o.order_list.order_list_main.31.16ed5e5bW0YxRj&amp;gatewayAdapt=glo2fra" xlink:type="simple">Lien</text:a>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EUR" office:value="2.59" calcext:value-type="currency">
            <text:p>2,59 €</text:p>
          </table:table-cell>
          <table:table-cell table:style-name="ce4" office:value-type="currency" office:currency="EUR" office:value="1.51" calcext:value-type="currency">
            <text:p>1,51 €</text:p>
          </table:table-cell>
          <table:table-cell table:style-name="ce6" table:formula="of:=[.E10]+[.F10]" office:value-type="currency" office:currency="EUR" office:value="4.1" calcext:value-type="currency">
            <text:p>4,10 € 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([.G10]/[.D10])*[.H10]" office:value-type="currency" office:currency="EUR" office:value="0.82" calcext:value-type="currency">
            <text:p>0,82 € 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([.G10]/[.D10])*[.J10]" office:value-type="currency" office:currency="EUR" office:value="0.82" calcext:value-type="currency">
            <text:p>0,82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Speaker</text:p>
          </table:table-cell>
          <table:table-cell table:style-name="ce2" office:value-type="string" calcext:value-type="string">
            <text:p><text:a xlink:href="https://fr.aliexpress.com/item/1005002504716932.html?spm=a2g0o.order_list.order_list_main.184.16ed5e5bW0YxRj&amp;gatewayAdapt=glo2fra" xlink:type="simple">Lien</text:a>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EUR" office:value="10.49" calcext:value-type="currency">
            <text:p>10,49 €</text:p>
          </table:table-cell>
          <table:table-cell table:style-name="ce4" office:value-type="currency" office:currency="EUR" office:value="1.2" calcext:value-type="currency">
            <text:p>1,20 €</text:p>
          </table:table-cell>
          <table:table-cell table:style-name="ce6" table:formula="of:=[.E11]+[.F11]" office:value-type="currency" office:currency="EUR" office:value="11.69" calcext:value-type="currency">
            <text:p>11,69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11]/[.D11])*[.H11]" office:value-type="currency" office:currency="EUR" office:value="0" calcext:value-type="currency">
            <text:p>0,00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11]/[.D11])*[.J11]" office:value-type="currency" office:currency="EUR" office:value="0" calcext:value-type="currency">
            <text:p>0,00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Piezo 20mm</text:p>
          </table:table-cell>
          <table:table-cell table:style-name="ce2" office:value-type="string" calcext:value-type="string">
            <text:p><text:a xlink:href="https://fr.aliexpress.com/item/1005001411342247.html?spm=a2g0o.productlist.main.1.5fd96a03PqehpE&amp;algo_pvid=ef3f3ee0-ae5f-40c1-aece-b607fb43b417&amp;algo_exp_id=ef3f3ee0-ae5f-40c1-aece-b607fb43b417-0&amp;pdp_npi=4%40dis%21EUR%210.72%210.65%21%21%210.75%21%21%402101e9d516940848531815362e97bf%2112000027139840093%21sea%21BE%21134803207%21S&amp;curPageLogUid=RGScjXC4jvUA" xlink:type="simple">Lien</text:a>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EUR" office:value="0.65" calcext:value-type="currency">
            <text:p>0,65 €</text:p>
          </table:table-cell>
          <table:table-cell table:style-name="ce4" office:value-type="currency" office:currency="EUR" office:value="1.57" calcext:value-type="currency">
            <text:p>1,57 €</text:p>
          </table:table-cell>
          <table:table-cell table:style-name="ce6" table:formula="of:=[.E12]+[.F12]" office:value-type="currency" office:currency="EUR" office:value="2.22" calcext:value-type="currency">
            <text:p>2,22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2]/[.D12])*[.H12]" office:value-type="currency" office:currency="EUR" office:value="0.222" calcext:value-type="currency">
            <text:p>0,22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2]/[.D12])*[.J12]" office:value-type="currency" office:currency="EUR" office:value="0.222" calcext:value-type="currency">
            <text:p>0,22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Battery Lipo Charger Buck Boost</text:p>
          </table:table-cell>
          <table:table-cell table:style-name="ce2" office:value-type="string" calcext:value-type="string">
            <text:p><text:a xlink:href="https://fr.aliexpress.com/item/1005005133852642.html?spm=a2g0o.order_list.order_list_main.139.16ed5e5bW0YxRj&amp;gatewayAdapt=glo2fra" xlink:type="simple">Lien</text:a>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EUR" office:value="8.01" calcext:value-type="currency">
            <text:p>8,01 €</text:p>
          </table:table-cell>
          <table:table-cell table:style-name="ce4" office:value-type="currency" office:currency="EUR" office:value="5.1" calcext:value-type="currency">
            <text:p>5,10 €</text:p>
          </table:table-cell>
          <table:table-cell table:style-name="ce6" table:formula="of:=[.E13]+[.F13]" office:value-type="currency" office:currency="EUR" office:value="13.11" calcext:value-type="currency">
            <text:p>13,11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3]/[.D13])*[.H13]" office:value-type="currency" office:currency="EUR" office:value="1.311" calcext:value-type="currency">
            <text:p>1,31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3]/[.D13])*[.J13]" office:value-type="currency" office:currency="EUR" office:value="1.311" calcext:value-type="currency">
            <text:p>1,31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Battery LiPo 3.7v 380mAh</text:p>
          </table:table-cell>
          <table:table-cell table:style-name="ce2" office:value-type="string" calcext:value-type="string">
            <text:p><text:a xlink:href="https://fr.aliexpress.com/item/1005004246235415.html?spm=a2g0o.productlist.main.7.1ad3MQtfMQtfGR&amp;algo_pvid=aac9eeaf-71a6-469c-b0e5-bed153da7810&amp;algo_exp_id=aac9eeaf-71a6-469c-b0e5-bed153da7810-3&amp;pdp_npi=4@dis!EUR!5.86!4.57!!!6.21!!@2101e56617004137415937600e159f!12000028510253769!sea!BE!134803207!&amp;curPageLogUid=zTNZiyWfV6Ow" xlink:type="simple">Lien</text:a>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4.83" calcext:value-type="currency">
            <text:p>4,83 €</text:p>
          </table:table-cell>
          <table:table-cell table:style-name="ce4" office:value-type="currency" office:currency="EUR" office:value="2.41" calcext:value-type="currency">
            <text:p>2,41 €</text:p>
          </table:table-cell>
          <table:table-cell table:style-name="ce6" table:formula="of:=[.E14]+[.F14]" office:value-type="currency" office:currency="EUR" office:value="7.24" calcext:value-type="currency">
            <text:p>7,24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4]/[.D14])*[.H14]" office:value-type="currency" office:currency="EUR" office:value="7.24" calcext:value-type="currency">
            <text:p>7,24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4]/[.D14])*[.J14]" office:value-type="currency" office:currency="EUR" office:value="7.24" calcext:value-type="currency">
            <text:p>7,24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PS2000 Joystick</text:p>
          </table:table-cell>
          <table:table-cell table:style-name="ce2" office:value-type="string" calcext:value-type="string">
            <text:p><text:a xlink:href="https://fr.aliexpress.com/item/1005005231884808.html?spm=a2g0o.order_list.order_list_main.5.eaad5e5bjSrbdQ&amp;gatewayAdapt=glo2fra" xlink:type="simple">Lien</text:a>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EUR" office:value="5.07" calcext:value-type="currency">
            <text:p>5,07 €</text:p>
          </table:table-cell>
          <table:table-cell table:style-name="ce4" office:value-type="currency" office:currency="EUR" office:value="0" calcext:value-type="currency">
            <text:p>0,00 €</text:p>
          </table:table-cell>
          <table:table-cell table:style-name="ce6" table:formula="of:=[.E15]+[.F15]" office:value-type="currency" office:currency="EUR" office:value="5.07" calcext:value-type="currency">
            <text:p>5,07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5]/[.D15])*[.H15]" office:value-type="currency" office:currency="EUR" office:value="1.2675" calcext:value-type="currency">
            <text:p>1,27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5]/[.D15])*[.J15]" office:value-type="currency" office:currency="EUR" office:value="1.2675" calcext:value-type="currency">
            <text:p>1,27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Switch Souple 5x5</text:p>
          </table:table-cell>
          <table:table-cell table:style-name="ce2" office:value-type="string" calcext:value-type="string">
            <text:p><text:a xlink:href="https://fr.aliexpress.com/item/4001317887509.html?spm=a2g0o.order_list.order_list_main.11.eaad5e5bjSrbdQ&amp;gatewayAdapt=glo2fra" xlink:type="simple">Lien</text:a></text:p>
          </table:table-cell>
          <table:table-cell office:value-type="float" office:value="50" calcext:value-type="float">
            <text:p>50</text:p>
          </table:table-cell>
          <table:table-cell table:style-name="ce4" table:formula="of:=5*0.89" office:value-type="currency" office:currency="EUR" office:value="4.45" calcext:value-type="currency">
            <text:p>4,45 €</text:p>
          </table:table-cell>
          <table:table-cell table:style-name="ce4" office:value-type="currency" office:currency="EUR" office:value="1.49" calcext:value-type="currency">
            <text:p>1,49 €</text:p>
          </table:table-cell>
          <table:table-cell table:style-name="ce6" table:formula="of:=[.E16]+[.F16]" office:value-type="currency" office:currency="EUR" office:value="5.94" calcext:value-type="currency">
            <text:p>5,94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16]/[.D16])*[.H16]" office:value-type="currency" office:currency="EUR" office:value="0" calcext:value-type="currency">
            <text:p>0,00 € 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([.G16]/[.D16])*[.J16]" office:value-type="currency" office:currency="EUR" office:value="0" calcext:value-type="currency">
            <text:p>0,00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Switch Lock</text:p>
          </table:table-cell>
          <table:table-cell table:style-name="ce2" office:value-type="string" calcext:value-type="string">
            <text:p><text:a xlink:href="https://fr.aliexpress.com/item/1005005616855013.html?spm=a2g0o.productlist.main.25.11b764b5VD3eoQ&amp;algo_pvid=7181b879-0cdc-4355-bbc1-9ad23d4f2412&amp;algo_exp_id=7181b879-0cdc-4355-bbc1-9ad23d4f2412-12&amp;pdp_npi=4%40dis%21EUR%211.36%211.36%21%21%211.43%21%21%40210321c616940863627942616ef358%2112000033761310491%21sea%21BE%21134803207%21S&amp;curPageLogUid=8rklaLNqelZY" xlink:type="simple">Lien</text:a></text:p>
          </table:table-cell>
          <table:table-cell office:value-type="float" office:value="20" calcext:value-type="float">
            <text:p>20</text:p>
          </table:table-cell>
          <table:table-cell table:style-name="ce5" office:value-type="currency" office:currency="EUR" office:value="1.36" calcext:value-type="currency">
            <text:p>1,36 €</text:p>
          </table:table-cell>
          <table:table-cell table:style-name="ce5" office:value-type="currency" office:currency="EUR" office:value="1.83" calcext:value-type="currency">
            <text:p>1,83 €</text:p>
          </table:table-cell>
          <table:table-cell table:style-name="ce5" table:formula="of:=[.E17]+[.F17]" office:value-type="currency" office:currency="EUR" office:value="3.19" calcext:value-type="currency">
            <text:p>3,19 €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7]/[.D17])*[.H17]" office:value-type="currency" office:currency="EUR" office:value="0.1595" calcext:value-type="currency">
            <text:p>0,16 € 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([.G17]/[.D17])*[.J17]" office:value-type="currency" office:currency="EUR" office:value="0.1595" calcext:value-type="currency">
            <text:p>0,16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isserie 30mm M2 ou M2.5</text:p>
          </table:table-cell>
          <table:table-cell table:style-name="ce2" office:value-type="string" calcext:value-type="string">
            <text:p><text:a xlink:href="https://fr.aliexpress.com/item/32810872544.html?spm=a2g0n.order_detail.order_detail_item.5.3af37d56GEyKF6&amp;gatewayAdapt=glo2fra" xlink:type="simple">Lien</text:a></text:p>
          </table:table-cell>
          <table:table-cell office:value-type="float" office:value="50" calcext:value-type="float">
            <text:p>50</text:p>
          </table:table-cell>
          <table:table-cell table:style-name="ce5" office:value-type="currency" office:currency="EUR" office:value="2.77" calcext:value-type="currency">
            <text:p>2,77 €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style-name="ce5" table:formula="of:=[.E18]+[.F18]" office:value-type="currency" office:currency="EUR" office:value="2.77" calcext:value-type="currency">
            <text:p>2,77 €</text:p>
          </table:table-cell>
          <table:table-cell table:style-name="ce17" office:value-type="float" office:value="4" calcext:value-type="float">
            <text:p>4</text:p>
          </table:table-cell>
          <table:table-cell table:style-name="ce22" table:formula="of:=([.G18]/[.D18])*[.H18]" office:value-type="currency" office:currency="EUR" office:value="0.2216" calcext:value-type="currency">
            <text:p>0,22 € </text:p>
          </table:table-cell>
          <table:table-cell table:style-name="ce17" office:value-type="float" office:value="4" calcext:value-type="float">
            <text:p>4</text:p>
          </table:table-cell>
          <table:table-cell table:style-name="ce22" table:formula="of:=([.G18]/[.D18])*[.J18]" office:value-type="currency" office:currency="EUR" office:value="0.2216" calcext:value-type="currency">
            <text:p>0,22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Visserie 4mm M2 </text:p>
          </table:table-cell>
          <table:table-cell table:style-name="ce2" office:value-type="string" calcext:value-type="string">
            <text:p><text:a xlink:href="https://fr.aliexpress.com/item/32810872544.html?spm=a2g0o.order_detail.order_detail_item.9.361d7d5640kgou&amp;gatewayAdapt=glo2fra" xlink:type="simple">Lien</text:a></text:p>
          </table:table-cell>
          <table:table-cell office:value-type="float" office:value="50" calcext:value-type="float">
            <text:p>50</text:p>
          </table:table-cell>
          <table:table-cell table:style-name="ce5" office:value-type="currency" office:currency="EUR" office:value="0.79" calcext:value-type="currency">
            <text:p>0,79 €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style-name="ce5" table:formula="of:=[.E19]+[.F19]" office:value-type="currency" office:currency="EUR" office:value="0.79" calcext:value-type="currency">
            <text:p>0,79 €</text:p>
          </table:table-cell>
          <table:table-cell table:style-name="ce18" office:value-type="float" office:value="10" calcext:value-type="float">
            <text:p>10</text:p>
          </table:table-cell>
          <table:table-cell table:style-name="ce22" table:formula="of:=([.G19]/[.D19])*[.H19]" office:value-type="currency" office:currency="EUR" office:value="0.158" calcext:value-type="currency">
            <text:p>0,16 € </text:p>
          </table:table-cell>
          <table:table-cell table:style-name="ce18" office:value-type="float" office:value="10" calcext:value-type="float">
            <text:p>10</text:p>
          </table:table-cell>
          <table:table-cell table:style-name="ce22" table:formula="of:=([.G19]/[.D19])*[.J19]" office:value-type="currency" office:currency="EUR" office:value="0.158" calcext:value-type="currency">
            <text:p>0,16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Pin header Male</text:p>
          </table:table-cell>
          <table:table-cell table:style-name="ce2" office:value-type="string" calcext:value-type="string">
            <text:p><text:a xlink:href="https://fr.aliexpress.com/item/1005005381259648.html?spm=a2g0n.order_detail.order_detail_item.11.2eb37d56wZh9QB&amp;gatewayAdapt=glo2fra" xlink:type="simple">Lien</text:a>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EUR" office:value="0.66" calcext:value-type="currency">
            <text:p>0,66 €</text:p>
          </table:table-cell>
          <table:table-cell table:style-name="ce4" office:value-type="currency" office:currency="EUR" office:value="1.91" calcext:value-type="currency">
            <text:p>1,91 €</text:p>
          </table:table-cell>
          <table:table-cell table:style-name="ce6" table:formula="of:=[.E20]+[.F20]" office:value-type="currency" office:currency="EUR" office:value="2.57" calcext:value-type="currency">
            <text:p>2,57 € 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([.G20]/[.D20])*[.H20]" office:value-type="currency" office:currency="EUR" office:value="0.514" calcext:value-type="currency">
            <text:p>0,51 € 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([.G20]/[.D20])*[.J20]" office:value-type="currency" office:currency="EUR" office:value="0.514" calcext:value-type="currency">
            <text:p>0,51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Pin Header Female</text:p>
          </table:table-cell>
          <table:table-cell table:style-name="ce2" office:value-type="string" calcext:value-type="string">
            <text:p><text:a xlink:href="https://fr.aliexpress.com/item/1005005038036493.html?spm=a2g0o.productlist.main.15.5424c62djlmewo&amp;algo_pvid=545517f6-63b8-48ef-a8ec-332ed3c78513&amp;algo_exp_id=545517f6-63b8-48ef-a8ec-332ed3c78513-7&amp;pdp_npi=4%40dis%21EUR%211.61%211.54%21%21%211.69%21%21%402101d68d16940860805766229e8a9b%2112000031413830103%21sea%21BE%21134803207%21S&amp;curPageLogUid=5qomIDOTbYs2" xlink:type="simple">Lien</text:a>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EUR" office:value="1.52" calcext:value-type="currency">
            <text:p>1,52 €</text:p>
          </table:table-cell>
          <table:table-cell table:style-name="ce5" office:value-type="currency" office:currency="EUR" office:value="0.68" calcext:value-type="currency">
            <text:p>0,68 €</text:p>
          </table:table-cell>
          <table:table-cell table:style-name="ce5" table:formula="of:=[.E21]+[.F21]" office:value-type="currency" office:currency="EUR" office:value="2.2" calcext:value-type="currency">
            <text:p>2,20 €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([.G21]/[.D21])*[.H21]" office:value-type="currency" office:currency="EUR" office:value="0.44" calcext:value-type="currency">
            <text:p>0,44 € 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([.G21]/[.D21])*[.J21]" office:value-type="currency" office:currency="EUR" office:value="0.44" calcext:value-type="currency">
            <text:p>0,44 € 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Cable Female-Female 10cm</text:p>
          </table:table-cell>
          <table:table-cell table:style-name="ce2" office:value-type="string" calcext:value-type="string">
            <text:p><text:a xlink:href="https://fr.aliexpress.com/item/4000203371860.html?spm=a2g0o.order_list.order_list_main.23.53775e5bEgq9At&amp;gatewayAdapt=glo2fra" xlink:type="simple">Lien</text:a></text:p>
          </table:table-cell>
          <table:table-cell office:value-type="float" office:value="40" calcext:value-type="float">
            <text:p>40</text:p>
          </table:table-cell>
          <table:table-cell table:style-name="ce5" office:value-type="currency" office:currency="EUR" office:value="1.77" calcext:value-type="currency">
            <text:p>1,77 €</text:p>
          </table:table-cell>
          <table:table-cell table:style-name="ce5" office:value-type="currency" office:currency="EUR" office:value="0.59" calcext:value-type="currency">
            <text:p>0,59 €</text:p>
          </table:table-cell>
          <table:table-cell table:style-name="ce5" table:formula="of:=[.E22]+[.F22]" office:value-type="currency" office:currency="EUR" office:value="2.36" calcext:value-type="currency">
            <text:p>2,36 €</text:p>
          </table:table-cell>
          <table:table-cell table:style-name="ce17" office:value-type="float" office:value="30" calcext:value-type="float">
            <text:p>30</text:p>
          </table:table-cell>
          <table:table-cell table:style-name="ce22" table:formula="of:=([.G22]/[.D22])*[.H22]" office:value-type="currency" office:currency="EUR" office:value="1.77" calcext:value-type="currency">
            <text:p>1,77 € </text:p>
          </table:table-cell>
          <table:table-cell table:style-name="ce17" office:value-type="float" office:value="30" calcext:value-type="float">
            <text:p>30</text:p>
          </table:table-cell>
          <table:table-cell table:style-name="ce22" table:formula="of:=([.G22]/[.D22])*[.J22]" office:value-type="currency" office:currency="EUR" office:value="1.77" calcext:value-type="currency">
            <text:p>1,77 € 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3D Pr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currency" office:currency="EUR" office:value="5" calcext:value-type="currency">
            <text:p>5,00 €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style-name="ce5" table:formula="of:=[.E23]+[.F23]" office:value-type="currency" office:currency="EUR" office:value="5" calcext:value-type="currency">
            <text:p>5,00 €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formula="of:=([.G23]/[.D23])*[.H23]" office:value-type="currency" office:currency="EUR" office:value="5" calcext:value-type="currency">
            <text:p>5,00 € 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formula="of:=([.G23]/[.D23])*[.J23]" office:value-type="currency" office:currency="EUR" office:value="5" calcext:value-type="currency">
            <text:p>5,00 € </text:p>
          </table:table-cell>
          <table:table-cell table:number-columns-repeated="16373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56P0" style:volatile="true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5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r">€</number:currency-symbol>
      <style:map style:condition="value()&gt;=0" style:apply-style-name="N156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8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5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7:20:52.597183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Hervé</meta:initial-creator>
    <meta:creation-date>2015-06-05T18:19:34</meta:creation-date>
    <dc:date>2024-02-17T17:39:35.546955520</dc:date>
    <meta:editing-duration>PT42M26S</meta:editing-duration>
    <meta:generator>LibreOffice/7.6.4.1$Linux_X86_64 LibreOffice_project/60$Build-1</meta:generator>
    <meta:editing-cycles>3</meta:editing-cycles>
    <meta:document-statistic meta:table-count="1" meta:cell-count="216" meta:object-count="0"/>
    <meta:user-defined meta:name="AppVersion">16.0300</meta:user-defined>
    <meta:user-defined meta:name="MSIP_Label_38211776-bf8d-4cdd-bcfd-12f093cc6d4d_ActionId">003d3e3a-2e5d-42d4-a17b-100bfff95c4f</meta:user-defined>
    <meta:user-defined meta:name="MSIP_Label_38211776-bf8d-4cdd-bcfd-12f093cc6d4d_ContentBits">0</meta:user-defined>
    <meta:user-defined meta:name="MSIP_Label_38211776-bf8d-4cdd-bcfd-12f093cc6d4d_Enabled">true</meta:user-defined>
    <meta:user-defined meta:name="MSIP_Label_38211776-bf8d-4cdd-bcfd-12f093cc6d4d_Method" meta:value-type="string">Standard</meta:user-defined>
    <meta:user-defined meta:name="MSIP_Label_38211776-bf8d-4cdd-bcfd-12f093cc6d4d_Name" meta:value-type="string">Public</meta:user-defined>
    <meta:user-defined meta:name="MSIP_Label_38211776-bf8d-4cdd-bcfd-12f093cc6d4d_SetDate" meta:value-type="string">2023-08-30T06:32:37Z</meta:user-defined>
    <meta:user-defined meta:name="MSIP_Label_38211776-bf8d-4cdd-bcfd-12f093cc6d4d_SiteId" meta:value-type="string">2999f02c-a286-48e6-b956-12cbd53515ec</meta:user-defined>
  </office:meta>
</office:document-meta>
</file>